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caa6" officeooo:paragraph-rsid="0006caa6"/>
    </style:style>
    <style:style style:name="P2" style:family="paragraph" style:parent-style-name="Standard" style:list-style-name="L1">
      <style:text-properties officeooo:rsid="0006caa6" officeooo:paragraph-rsid="0006caa6"/>
    </style:style>
    <style:style style:name="P3" style:family="paragraph" style:parent-style-name="Standard" style:list-style-name="L2">
      <style:text-properties officeooo:rsid="0006caa6" officeooo:paragraph-rsid="0006caa6"/>
    </style:style>
    <style:style style:name="T1" style:family="text">
      <style:text-properties officeooo:rsid="000849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*FNAME*,</text:p>
      <text:p text:style-name="P1"/>
      <text:p text:style-name="P1">Allow me to introduce you to our episodic video serious on “Small Business Tips.”</text:p>
      <text:p text:style-name="P1">We are now seeking sponsors for our 2019 Video Content. <text:span text:style-name="T1">Our goal is to help small businesses add value and navigate success.</text:span></text:p>
      <text:p text:style-name="P1"/>
      <text:p text:style-name="P1"/>
      <text:p text:style-name="P1">FACTS</text:p>
      <text:list xml:id="list3673741135" text:style-name="L2">
        <text:list-item>
          <text:p text:style-name="P3">Branded video content is one of the fastest-growing advertising mediums. Stat% *</text:p>
        </text:list-item>
        <text:list-item>
          <text:p text:style-name="P3">Video or Influencer marketing can be promoted across your website and all Social Media Channels</text:p>
        </text:list-item>
        <text:list-item>
          <text:p text:style-name="P3">Video increases ROI compared to print or event sponsorship **</text:p>
        </text:list-item>
        <text:list-item>
          <text:p text:style-name="P3">Video Marketing is replacing traditional advertisement</text:p>
        </text:list-item>
        <text:list-item>
          <text:p text:style-name="P3">Everyday more and more people are cutting cable and turning to YouTube for Video Content</text:p>
        </text:list-item>
      </text:list>
      <text:p text:style-name="P1">Want to learn how your product or service could be one of our sponsorship partners?</text:p>
      <text:p text:style-name="P1"/>
      <text:p text:style-name="P1">* CLICK LINK *</text:p>
      <text:p text:style-name="P1"/>
      <text:p text:style-name="P1">Continued Success</text:p>
      <text:p text:style-name="P1"/>
      <text:p text:style-name="P1">Chris Quinn</text:p>
      <text:p text:style-name="P1">Small Business Tips</text:p>
      <text:p text:style-name="P1"><text:a xlink:type="simple" xlink:href="http://www.thinkcq.com/" text:style-name="Internet_20_link" text:visited-style-name="Visited_20_Internet_20_Link">www.thinkcq.com</text:a></text:p>
      <text:p text:style-name="P1"/>
      <text:p text:style-name="P1">SURVEY MONKEY</text:p>
      <text:p text:style-name="P1">PS: Take our Survey “What is the Biggest Challenge Small Business Face?”</text:p>
      <text:p text:style-name="P1"/>
      <text:p text:style-name="P1"/>
      <text:p text:style-name="P1"/>
      <text:p text:style-name="P1"/>
      <text:p text:style-name="P1"/>
      <text:p text:style-name="P1"/>
      <text:p text:style-name="P1">*Theoretical Source</text:p>
      <text:p text:style-name="P1">**2nd sour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6:50:39.692000000</meta:creation-date>
    <dc:date>2018-10-24T17:01:59.697000000</dc:date>
    <meta:editing-duration>PT11M19S</meta:editing-duration>
    <meta:editing-cycles>2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19" meta:word-count="147" meta:character-count="882" meta:non-whitespace-character-count="759"/>
  </office:meta>
</office:document-meta>
</file>